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3" style:family="table" style:master-page-name="MP0">
      <style:table-properties style:width="6.3347in" fo:margin-left="0in" fo:margin-right="-0.0667in" fo:margin-top="0in" fo:margin-bottom="0in" style:page-number="auto" table:align="margins"/>
    </style:style>
    <style:style style:name="Table3.A" style:family="table-column">
      <style:table-column-properties style:column-width="5.1458in" style:rel-column-width="53235*"/>
    </style:style>
    <style:style style:name="Table3.B" style:family="table-column">
      <style:table-column-properties style:column-width="0.1458in" style:rel-column-width="1508*"/>
    </style:style>
    <style:style style:name="Table3.C" style:family="table-column">
      <style:table-column-properties style:column-width="1.0431in" style:rel-column-width="10792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6.2931in" fo:margin-left="0in" fo:margin-right="-0.025in" fo:margin-top="0in" fo:margin-bottom="0in" table:align="margins"/>
    </style:style>
    <style:style style:name="Table17.A" style:family="table-column">
      <style:table-column-properties style:column-width="1.1382in" style:rel-column-width="11852*"/>
    </style:style>
    <style:style style:name="Table17.B" style:family="table-column">
      <style:table-column-properties style:column-width="0.1965in" style:rel-column-width="2048*"/>
    </style:style>
    <style:style style:name="Table17.C" style:family="table-column">
      <style:table-column-properties style:column-width="4.9583in" style:rel-column-width="51635*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8" style:family="table">
      <style:table-properties style:width="4.8958in" fo:margin-left="0in" fo:margin-right="-0.0875in" fo:margin-top="0in" fo:margin-bottom="0in" table:align="margins"/>
    </style:style>
    <style:style style:name="Table18.A" style:family="table-column">
      <style:table-column-properties style:column-width="0.3118in" style:rel-column-width="4175*"/>
    </style:style>
    <style:style style:name="Table18.B" style:family="table-column">
      <style:table-column-properties style:column-width="4.584in" style:rel-column-width="61360*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9" style:family="table">
      <style:table-properties style:width="4.8958in" fo:margin-left="0in" fo:margin-right="-0.0875in" fo:margin-top="0in" fo:margin-bottom="0in" table:align="margins"/>
    </style:style>
    <style:style style:name="Table19.A" style:family="table-column">
      <style:table-column-properties style:column-width="0.3007in" style:rel-column-width="4028*"/>
    </style:style>
    <style:style style:name="Table19.B" style:family="table-column">
      <style:table-column-properties style:column-width="4.5951in" style:rel-column-width="61507*"/>
    </style:style>
    <style:style style:name="Table19.A1" style:family="table-cell">
      <style:table-cell-properties fo:padding-left="0.075in" fo:padding-right="0.075in" fo:padding-top="0in" fo:padding-bottom="0in" fo:border="none"/>
    </style:style>
    <style:style style:name="Table15" style:family="table">
      <style:table-properties style:width="6.2931in" fo:margin-left="0in" fo:margin-right="-0.025in" fo:margin-top="0in" fo:margin-bottom="0in" table:align="margins"/>
    </style:style>
    <style:style style:name="Table15.A" style:family="table-column">
      <style:table-column-properties style:column-width="1.1382in" style:rel-column-width="11852*"/>
    </style:style>
    <style:style style:name="Table15.B" style:family="table-column">
      <style:table-column-properties style:column-width="0.1965in" style:rel-column-width="2048*"/>
    </style:style>
    <style:style style:name="Table15.C" style:family="table-column">
      <style:table-column-properties style:column-width="4.9583in" style:rel-column-width="51635*"/>
    </style:style>
    <style:style style:name="Table15.1" style:family="table-row">
      <style:table-row-properties style:min-row-height="0.25in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4.8118in" fo:margin-left="0in" fo:margin-right="-0.0035in" fo:margin-top="0in" fo:margin-bottom="0in" table:align="margins"/>
    </style:style>
    <style:style style:name="Table16.A" style:family="table-column">
      <style:table-column-properties style:column-width="0.3611in" style:rel-column-width="4918*"/>
    </style:style>
    <style:style style:name="Table16.B" style:family="table-column">
      <style:table-column-properties style:column-width="1.3368in" style:rel-column-width="18206*"/>
    </style:style>
    <style:style style:name="Table16.C" style:family="table-column">
      <style:table-column-properties style:column-width="0.1458in" style:rel-column-width="1986*"/>
    </style:style>
    <style:style style:name="Table16.D" style:family="table-column">
      <style:table-column-properties style:column-width="2.9681in" style:rel-column-width="40425*"/>
    </style:style>
    <style:style style:name="Table16.A1" style:family="table-cell">
      <style:table-cell-properties fo:padding="0in" fo:border="none"/>
    </style:style>
    <style:style style:name="Table13" style:family="table">
      <style:table-properties style:width="6.2931in" fo:margin-left="0in" fo:margin-right="-0.025in" fo:margin-top="0in" fo:margin-bottom="0in" table:align="margins"/>
    </style:style>
    <style:style style:name="Table13.A" style:family="table-column">
      <style:table-column-properties style:column-width="1.1382in" style:rel-column-width="11852*"/>
    </style:style>
    <style:style style:name="Table13.B" style:family="table-column">
      <style:table-column-properties style:column-width="0.1965in" style:rel-column-width="2048*"/>
    </style:style>
    <style:style style:name="Table13.C" style:family="table-column">
      <style:table-column-properties style:column-width="4.9583in" style:rel-column-width="51635*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4.8938in" fo:margin-left="-0.016in" fo:margin-right="-0.0694in" fo:margin-top="0in" fo:margin-bottom="0in" table:align="margins"/>
    </style:style>
    <style:style style:name="Table14.A" style:family="table-column">
      <style:table-column-properties style:column-width="0.3604in" style:rel-column-width="4830*"/>
    </style:style>
    <style:style style:name="Table14.B" style:family="table-column">
      <style:table-column-properties style:column-width="4.5333in" style:rel-column-width="60705*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6.2826in" fo:margin-left="0in" fo:margin-right="-0.0146in" fo:margin-top="0in" fo:margin-bottom="0in" table:align="margins" style:may-break-between-rows="false"/>
    </style:style>
    <style:style style:name="Table12.A" style:family="table-column">
      <style:table-column-properties style:column-width="3.5833in" style:rel-column-width="37378*"/>
    </style:style>
    <style:style style:name="Table12.B" style:family="table-column">
      <style:table-column-properties style:column-width="2.6993in" style:rel-column-width="28157*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2.5535in" fo:margin-left="3.7375in" fo:margin-right="-0.0229in" fo:margin-top="0in" fo:margin-bottom="0in" table:align="margins"/>
    </style:style>
    <style:style style:name="Table11.A" style:family="table-column">
      <style:table-column-properties style:column-width="2.5535in" style:rel-column-width="65535*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</style:style>
    <style:style style:name="P3" style:family="paragraph" style:parent-style-name="Normal">
      <style:paragraph-properties fo:margin-top="0in" fo:margin-bottom="0in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8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Standard">
      <style:paragraph-properties fo:margin-top="0in" fo:margin-bottom="0in"/>
    </style:style>
    <style:style style:name="P10" style:family="paragraph" style:parent-style-name="Standard">
      <style:paragraph-properties fo:margin-top="0in" fo:margin-bottom="0in" fo:line-height="100%"/>
      <style:text-properties style:font-name="Tahoma" style:font-name-complex="Tahoma"/>
    </style:style>
    <style:style style:name="P11" style:family="paragraph" style:parent-style-name="Table_20_Contents">
      <style:paragraph-properties fo:margin-top="0in" fo:margin-bottom="0in" fo:line-height="100%"/>
      <style:text-properties style:font-name="Tahoma" style:font-name-complex="Tahoma"/>
    </style:style>
    <style:style style:name="P12" style:family="paragraph" style:parent-style-name="Normal">
      <style:paragraph-properties fo:margin-left="0.0201in" fo:margin-right="0in" fo:margin-top="0in" fo:margin-bottom="0in" fo:line-height="100%" fo:text-align="justify" style:justify-single-word="false" fo:text-indent="0in" style:auto-text-indent="false">
        <style:tab-stops/>
      </style:paragraph-properties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{nama_satker}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Pidsus-6</text:p>
          </table:table-cell>
        </table:table-row>
      </table:table>
      <text:p text:style-name="P8"/>
      <text:p text:style-name="P8">SURAT PERINTAH</text:p>
      <text:p text:style-name="P8">PENUNJUKAN PENELAAH</text:p>
      <text:p text:style-name="P8"/>
      <text:p text:style-name="P8">NOMOR : PRINT- {no_surat}</text:p>
      <text:p text:style-name="P8">KEPALA {nama_satker}</text:p>
      <text:p text:style-name="P2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">Dasar</text:p>
          </table:table-cell>
          <table:table-cell table:style-name="Table17.A1" office:value-type="string">
            <text:p text:style-name="P4">:</text:p>
          </table:table-cell>
          <table:table-cell table:style-name="Table17.A1" office:value-type="string">
            <table:table table:name="Table18" table:style-name="Table18">
              <table:table-column table:style-name="Table18.A"/>
              <table:table-column table:style-name="Table18.B"/>
              <table:table-row>
                <table:table-cell table:style-name="Table18.A1" office:value-type="string">
                  <text:p text:style-name="P6">1.</text:p>
                </table:table-cell>
                <table:table-cell table:style-name="Table18.A1" office:value-type="string">
                  <text:p text:style-name="P6">Undang-Undang No.8 Tahun 1981 tentang Hukum Acara Pidana.</text:p>
                </table:table-cell>
              </table:table-row>
              <table:table-row>
                <table:table-cell table:style-name="Table18.A1" office:value-type="string">
                  <text:p text:style-name="P6">2.</text:p>
                </table:table-cell>
                <table:table-cell table:style-name="Table18.A1" office:value-type="string">
                  <text:p text:style-name="P6">Undang-Undang No.16 Tahun 2004 tentang Kejaksaan Republik Indonesia.</text:p>
                </table:table-cell>
              </table:table-row>
              <table:table-row>
                <table:table-cell table:style-name="Table18.A1" office:value-type="string">
                  <text:p text:style-name="P6">3.</text:p>
                </table:table-cell>
                <table:table-cell table:style-name="Table18.A1" office:value-type="string">
                  <text:p text:style-name="P6">Undang-Undang No.20 Tahun 2001 tentang Perubahan Undang-Undang No.31 Tahun 1999 tentang Pemberantasan Tindak Pidana Korupsi.</text:p>
                </table:table-cell>
              </table:table-row>
              <table:table-row>
                <table:table-cell table:style-name="Table18.A1" office:value-type="string">
                  <text:p text:style-name="P6">4.</text:p>
                </table:table-cell>
                <table:table-cell table:style-name="Table18.A1" office:value-type="string">
                  <text:p text:style-name="P6">Undang-Undang No.26 Tahun 2000 tentang Pengadilan Hak Azasi Manusia.</text:p>
                </table:table-cell>
              </table:table-row>
              <table:table-row>
                <table:table-cell table:style-name="Table18.A1" office:value-type="string">
                  <text:p text:style-name="P6">5.</text:p>
                </table:table-cell>
                <table:table-cell table:style-name="Table18.A1" office:value-type="string">
                  <text:p text:style-name="P6">Undang-Undang No.45 Tahun 2009 tentang Perubahan atas Undang-Undang No.31 Tahun 2004 tentang Perikanan.</text:p>
                </table:table-cell>
              </table:table-row>
              <table:table-row>
                <table:table-cell table:style-name="Table18.A1" office:value-type="string">
                  <text:p text:style-name="P6">6.</text:p>
                </table:table-cell>
                <table:table-cell table:style-name="Table18.A1" office:value-type="string">
                  <text:p text:style-name="P6">Undang-Undang No.17 Tahun 2006 tentang Perubahan atas Undang-Undang No.10 Tahun 1995 tentang Kepabeanan.</text:p>
                </table:table-cell>
              </table:table-row>
              <table:table-row>
                <table:table-cell table:style-name="Table18.A1" office:value-type="string">
                  <text:p text:style-name="P6">7.</text:p>
                </table:table-cell>
                <table:table-cell table:style-name="Table18.A1" office:value-type="string">
                  <text:p text:style-name="P6">Undang-Undang No.39 Tahun 2007 tentang Perubahan atas Undang-Undang No.11 Tahun 1995 tentang Cukai.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17.A1" office:value-type="string">
            <text:p text:style-name="P4">Pertimbangan</text:p>
          </table:table-cell>
          <table:table-cell table:style-name="Table17.A1" office:value-type="string">
            <text:p text:style-name="P4">:</text:p>
          </table:table-cell>
          <table:table-cell table:style-name="Table17.A1" office:value-type="string"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6">a.</text:p>
                </table:table-cell>
                <table:table-cell table:style-name="Table19.A1" office:value-type="string">
                  <text:p text:style-name="P6">Dalam rangka membantu Pimpinan untuk menyelesaikan penyelidikan, penyidikan dan penuntutan perkara tindak pidana khusus, dipandang perlu menunjuk Tim Jaksa untuk melakukan penelaahan.</text:p>
                </table:table-cell>
              </table:table-row>
              <table:table-row>
                <table:table-cell table:style-name="Table19.A1" office:value-type="string">
                  <text:p text:style-name="P6">b.</text:p>
                </table:table-cell>
                <table:table-cell table:style-name="Table19.A1" office:value-type="string">
                  <text:p text:style-name="P6">Sebagai perwujudan perlu menerbitkan Surat Perintah.</text:p>
                </table:table-cell>
              </table:table-row>
            </table:table>
            <text:p text:style-name="P6"/>
          </table:table-cell>
        </table:table-row>
      </table:table>
      <text:p text:style-name="P8">MEMERINTAHKAN</text:p>
      <text:p text:style-name="P2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">Kepada</text:p>
          </table:table-cell>
          <table:table-cell table:style-name="Table15.A1" office:value-type="string">
            <text:p text:style-name="P4">:</text:p>
          </table:table-cell>
          <table:table-cell table:style-name="Table15.A1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row>
                <table:table-cell table:style-name="Table16.A1" office:value-type="string">
                  <text:p text:style-name="P10">[!-- BEGIN Jaksa --]{noUrut}</text:p>
                </table:table-cell>
                <table:table-cell table:style-name="Table16.A1" office:value-type="string">
                  <text:p text:style-name="P11">Nama</text:p>
                </table:table-cell>
                <table:table-cell table:style-name="Table16.A1" office:value-type="string">
                  <text:p text:style-name="P11">:</text:p>
                </table:table-cell>
                <table:table-cell table:style-name="Table16.A1" office:value-type="string">
                  <text:p text:style-name="P11">{namaJaksa}</text:p>
                </table:table-cell>
              </table:table-row>
              <table:table-row>
                <table:table-cell table:style-name="Table16.A1" office:value-type="string">
                  <text:p text:style-name="P10"/>
                </table:table-cell>
                <table:table-cell table:style-name="Table16.A1" office:value-type="string">
                  <text:p text:style-name="P11">Pangkat/NIP</text:p>
                </table:table-cell>
                <table:table-cell table:style-name="Table16.A1" office:value-type="string">
                  <text:p text:style-name="P11">:</text:p>
                </table:table-cell>
                <table:table-cell table:style-name="Table16.A1" office:value-type="string">
                  <text:p text:style-name="P11">{pangkatJaksa}/{nipJaksa}</text:p>
                </table:table-cell>
              </table:table-row>
              <table:table-row>
                <table:table-cell table:style-name="Table16.A1" office:value-type="string">
                  <text:p text:style-name="P10"/>
                </table:table-cell>
                <table:table-cell table:style-name="Table16.A1" office:value-type="string">
                  <text:p text:style-name="P11">Jabatan</text:p>
                </table:table-cell>
                <table:table-cell table:style-name="Table16.A1" office:value-type="string">
                  <text:p text:style-name="P11">:</text:p>
                </table:table-cell>
                <table:table-cell table:style-name="Table16.A1" office:value-type="string">
                  <text:p text:style-name="P11">{jabatanJaksa}</text:p>
                </table:table-cell>
              </table:table-row>
              <table:table-row>
                <table:table-cell table:style-name="Table16.A1" office:value-type="string">
                  <text:p text:style-name="P10">[!-- END Jaksa --]</text:p>
                </table:table-cell>
                <table:table-cell table:style-name="Table16.A1" office:value-type="string">
                  <text:p text:style-name="P10"/>
                </table:table-cell>
                <table:table-cell table:style-name="Table16.A1" office:value-type="string">
                  <text:p text:style-name="P10"/>
                </table:table-cell>
                <table:table-cell table:style-name="Table16.A1" office:value-type="string">
                  <text:p text:style-name="P10"/>
                </table:table-cell>
              </table:table-row>
            </table:table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">Untuk</text:p>
          </table:table-cell>
          <table:table-cell table:style-name="Table13.A1" office:value-type="string">
            <text:p text:style-name="P4">:</text:p>
          </table:table-cell>
          <table:table-cell table:style-name="Table13.A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6">1.</text:p>
                </table:table-cell>
                <table:table-cell table:style-name="Table14.A1" office:value-type="string">
                  <text:p text:style-name="P6">Membantu Pimpinan melaksanakan penelaahan perkara tindak pidana khusus.</text:p>
                </table:table-cell>
              </table:table-row>
              <table:table-row>
                <table:table-cell table:style-name="Table14.A1" office:value-type="string">
                  <text:p text:style-name="P6">2.</text:p>
                </table:table-cell>
                <table:table-cell table:style-name="Table14.A1" office:value-type="string">
                  <text:p text:style-name="P6">Menghadiri ekspose penanganan perkara tindak pidana khusus.</text:p>
                </table:table-cell>
              </table:table-row>
              <table:table-row>
                <table:table-cell table:style-name="Table14.A1" office:value-type="string">
                  <text:p text:style-name="P6">3.</text:p>
                </table:table-cell>
                <table:table-cell table:style-name="Table14.A1" office:value-type="string">
                  <text:p text:style-name="P6">Membuat Berita Acara Pendapat hasil ekspose disertai saran dan pendapat.</text:p>
                </table:table-cell>
              </table:table-row>
              <table:table-row>
                <table:table-cell table:style-name="Table14.A1" office:value-type="string">
                  <text:p text:style-name="P6">4.</text:p>
                </table:table-cell>
                <table:table-cell table:style-name="Table14.A1" office:value-type="string">
                  <text:p text:style-name="P6">Melaksanakan Surat Perintah ini dengan penuh rasa tanggung jawab.</text:p>
                </table:table-cell>
              </table:table-row>
              <table:table-row>
                <table:table-cell table:style-name="Table14.A1" office:value-type="string">
                  <text:p text:style-name="P6"><text:soft-page-break/>5.</text:p>
                </table:table-cell>
                <table:table-cell table:style-name="Table14.A1" office:value-type="string">
                  <text:p text:style-name="P6">Surat Perintah ini berlaku untuk jangka watu 1 (satu) tahun sejak diterbitkan.</text:p>
                </table:table-cell>
              </table:table-row>
            </table:table>
            <text:p text:style-name="P12"/>
          </table:table-cell>
        </table:table-row>
      </table:table>
      <text:p text:style-name="P9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">Kepada</text:p>
          </table:table-cell>
          <table:table-cell table:style-name="Table12.A1" office:value-type="string">
            <text:p text:style-name="P4">Dikeluarkan di : {lokasi_surat}</text:p>
          </table:table-cell>
        </table:table-row>
        <table:table-row>
          <table:table-cell table:style-name="Table12.A1" office:value-type="string">
            <text:p text:style-name="P4">Yang bersangkutan untuk dilaksanakan</text:p>
          </table:table-cell>
          <table:table-cell table:style-name="Table12.A1" office:value-type="string">
            <text:p text:style-name="P4">Pada tanggal <text:s text:c="2"/>: {tgl_surat}</text:p>
          </table:table-cell>
        </table:table-row>
      </table:table>
      <text:p text:style-name="P9"/>
      <text:p text:style-name="P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">{flag}KEPADA{nama_satker}</text:p>
          </table:table-cell>
        </table:table-row>
        <table:table-row>
          <table:table-cell table:style-name="Table11.A1" office:value-type="string">
            <text:p text:style-name="P7">{jabatan_ttd}</text:p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e11.A1" office:value-type="string">
            <text:p text:style-name="P7">{nama_ttd}</text:p>
            <text:p text:style-name="P7">{pangkat_ttd}/NIP. {nip_ttd}</text:p>
          </table:table-cell>
        </table:table-row>
      </table:table>
      <text:p text:style-name="P9"/>
      <text:p text:style-name="P3">Tembusan: [!-- BEGIN tembusan --]</text:p>
      <text:p text:style-name="P4">{isiTembusan}[!-- END tembusan --]</text:p>
      <text:p text:style-name="P2"/>
      <text:p text:style-name="Normal"/>
      <text:p text:style-name="Normal"/>
      <text:p text:style-name="Normal"/>
      <text:p text:style-name="Normal"/>
      <text:p text:style-name="Normal"/>
      <text:p text:style-name="Normal">{QRCODE}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00:00Z</meta:creation-date>
    <dc:date>2016-05-20T13:35:41.10</dc:date>
    <meta:editing-cycles>40</meta:editing-cycles>
    <meta:editing-duration>PT2H16M10S</meta:editing-duration>
    <dc:creator>danar wido</dc:creator>
    <meta:document-statistic meta:table-count="10" meta:image-count="0" meta:object-count="0" meta:page-count="2" meta:paragraph-count="65" meta:word-count="237" meta:character-count="1748"/>
    <meta:template xlink:type="simple" xlink:actuate="onRequest" xlink:title="" xlink:href="Normal.dotm"/>
  </office:meta>
</office:document-meta>
</file>